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3" style:family="table">
      <style:table-properties style:width="25.636cm" fo:margin-left="0.085cm" table:align="left" style:shadow="none"/>
    </style:style>
    <style:style style:name="Tabelle3.A" style:family="table-column">
      <style:table-column-properties style:column-width="12.638cm"/>
    </style:style>
    <style:style style:name="Tabelle3.B" style:family="table-column">
      <style:table-column-properties style:column-width="12.998cm"/>
    </style:style>
    <style:style style:name="Tabelle3.1" style:family="table-row">
      <style:table-row-properties style:min-row-height="1.233cm"/>
    </style:style>
    <style:style style:name="Tabelle3.A1" style:family="table-cell">
      <style:table-cell-properties fo:padding-left="0.199cm" fo:padding-right="0.101cm" fo:padding-top="0.101cm" fo:padding-bottom="0.101cm" fo:border-left="0.25pt dashed #000000" fo:border-right="none" fo:border-top="0.25pt dashed #000000" fo:border-bottom="0.25pt dashed #000000"/>
    </style:style>
    <style:style style:name="Tabelle3.B1" style:family="table-cell">
      <style:table-cell-properties fo:padding-left="0.199cm" fo:padding-right="0.101cm" fo:padding-top="0.101cm" fo:padding-bottom="0.101cm" fo:border="0.25pt dashed #000000"/>
    </style:style>
    <style:style style:name="Tabelle3.2" style:family="table-row">
      <style:table-row-properties style:min-row-height="16.415cm"/>
    </style:style>
    <style:style style:name="Tabelle3.A2" style:family="table-cell">
      <style:table-cell-properties fo:padding-left="0.199cm" fo:padding-right="0.101cm" fo:padding-top="0.101cm" fo:padding-bottom="0.101cm" fo:border-left="0.25pt dashed #000000" fo:border-right="none" fo:border-top="none" fo:border-bottom="0.25pt dashed #000000"/>
    </style:style>
    <style:style style:name="Tabelle3.B2" style:family="table-cell">
      <style:table-cell-properties fo:padding-left="0.199cm" fo:padding-right="0.101cm" fo:padding-top="0.101cm" fo:padding-bottom="0.101cm" fo:border-left="none" fo:border-right="0.25pt dashed #000000" fo:border-top="none" fo:border-bottom="0.25pt dashed #000000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4pt" style:font-size-asian="14pt" style:font-size-complex="14pt"/>
    </style:style>
    <style:style style:name="P13" style:family="paragraph" style:parent-style-name="Table_20_Contents">
      <style:text-properties style:font-name="Courier 10 Pitch" fo:font-size="14pt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14pt" style:font-size-asian="14pt" style:font-size-complex="14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ourier New" fo:font-size="14pt" style:font-size-asian="14pt" style:font-size-complex="14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ourier 10 Pitch" fo:font-size="14pt" style:font-size-asian="14pt" style:font-size-complex="14pt"/>
    </style:style>
    <style:style style:name="P1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Courier New" fo:font-size="14pt" style:font-size-asian="14pt" style:font-size-complex="14pt"/>
    </style:style>
    <style:style style:name="T1" style:family="text">
      <style:text-properties style:font-name="Courier New"/>
    </style:style>
    <style:style style:name="T2" style:family="text">
      <style:text-properties style:font-name="Courier 10 Pitch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6"/>
            <text:p text:style-name="P6"/>
            <text:p text:style-name="P6">-----BEGIN PGP PUBLIC KEY BLOCK----- </text:p>
            <text:p text:style-name="P7">gciINxMhXZ4nPt7kXLBrwDYue6U/WYSGGONxzBnz0O91DhBqxM84hdfhmn</text:p>
            <text:p text:style-name="P7">Ajgz0W5iYHhecI6OoJRc69MS9gHcztIsTv5KVJItgFphQFXnK&amp;sd9g6/sv</text:p>
            <text:p text:style-name="P7">wzsw32 f<text:span text:style-name="T9">/ __| '__| | | | '_ \| __/ _ \</text:span>n98sau98u98a98798782</text:p>
            <text:p text:style-name="P7">xxccdsd<text:span text:style-name="T9">| (__| | <text:s/>| |_| | |_) | || (_) |</text:span>a86K2Mzwj+99uhjk1hj</text:p>
            <text:p text:style-name="P7">vdkm0d8h<text:span text:style-name="T9">\___|_| <text:s text:c="2"/>\__, | .__/ \__\___/</text:span>jd99s0a9l0990avvdakn</text:p>
            <text:p text:style-name="P7">sRaC1JJKJadsakkj0c<text:span text:style-name="T9">|___/|_|</text:span>-09jdalkjlkadIGsyORCWDORl+PVMweg</text:p>
            <text:p text:style-name="P7">7VyjDD99AgZIuKpVllCDjtOMKJAuA9bgZODci2vmaVRzAVEoXkfM3IOGsE</text:p>
            <text:p text:style-name="P7">r8Xe0sRaCqRtaQNTGFH86RJo0dyKqBt7FvwktWGC127dkPC2xsczHpf8hB</text:p>
            <text:p text:style-name="P7">n18LOmsklnsdv3m91ncmtn4I<text:span text:style-name="T9">| '_ \ / _` | '__| __| | | |</text:span>BhaLku</text:p>
            <text:p text:style-name="P7">seDshJkLKjkal+1dsVcfgDsS<text:span text:style-name="T9">| |_) | (_| | | <text:s/>| |_| |_| |</text:span>Nz878z </text:p>
            <text:p text:style-name="P7">vbdfM09A8Ka87HJkadnM+dVf<text:span text:style-name="T9">| .__/ \__,_|_| <text:s text:c="2"/>\__|\__, |</text:span>10Klau</text:p>
            <text:p text:style-name="P7">23kscmMN1Jan2HgdfG81445n<text:span text:style-name="T9">|_|</text:span>0Kla/sHaj243676HaK1<text:span text:style-name="T9">|___/</text:span>aZdhjk5</text:p>
            <text:p text:style-name="P7">W/Nvk160MVSedqdgVxxm3NjMV0cXyCa1DR3BwEwSoxV2oOYk0TY9pIhWCe</text:p>
            <text:p text:style-name="P7">OY5252ShsI7+nLDxV6sIuhOqZSLgjijS/ykpVLowKN2hgNHzIWZ4b2Ub02</text:p>
            <text:p text:style-name="P7">5Vdhcc8qG0GsHm1F0FTUTKaS7Cr+D9grvyhIGsyORCWDORl+PVMrc2TAo2</text:p>
            <text:p text:style-name="P7">PEeXMrdseDv/<text:span text:style-name="T9">|</text:span> <text:span text:style-name="T9"><text:s/>___ \</text:span>+2<text:span text:style-name="T9">| <text:s/>___ \</text:span>bTYmQXERZ6PG0xifM0kYev3/wzdi</text:p>
            <text:p text:style-name="P7">ykLcceFa/CLt<text:span text:style-name="T9">| | <text:s text:c="2"/>| |</text:span>X<text:span text:style-name="T9">| | <text:s text:c="2"/>| |</text:span>J1IE5lZWxpY2F0dHUgKFJlZCBIY </text:p>
            <text:p text:style-name="P7">aGF0LmNvbT6I<text:span text:style-name="T9">| | <text:s text:c="2"/>| |</text:span>g<text:span text:style-name="T9">| | <text:s text:c="2"/>| |</text:span>bAwYLCQgHAwIGFQgCCQoLBBYCAw</text:p>
            <text:p text:style-name="P7">wANaP7NetqTb<text:span text:style-name="T9">| |___| |</text:span>g<text:span text:style-name="T9">| |___| |</text:span>r8h+Ta7AFWR1uAecHqnGPNFykA/</text:p>
            <text:p text:style-name="P7">EGf7Vn2fK1q7<text:span text:style-name="T9">| <text:s text:c="5"/>/</text:span>oP<text:span text:style-name="T9">| <text:s text:c="5"/>/</text:span>uQMNBFBjyUwQDADm8MhSe1705+DZ</text:p>
            <text:p text:style-name="P7">Yl9Rhv6Ok6PZ8GEyWCrtRsxxh/VZtmxC3AFN+nF223z7iUjj059wBGmNTB </text:p>
            <text:p text:style-name="P7">3DpsZpTmr4sXurX0v17mCFDn7TrH1uxxuuVVnAtARTs4dMs5atxzeOusyy</text:p>
            <text:p text:style-name="P6">-----END PGP PUBLIC KEY BLOCK----- </text:p>
            <text:p text:style-name="P6"/>
            <text:p text:style-name="P10"/>
            <text:p text:style-name="P11"/>
            <text:p text:style-name="P10"/>
            <text:p text:style-name="P2"><text:span text:style-name="T7">Privacy is necessary for an open society in the </text:span></text:p>
            <text:p text:style-name="P2"><text:span text:style-name="T7">electronic age. Privacy is not secrecy. </text:span></text:p>
            <text:p text:style-name="P2"><text:span text:style-name="T7">A private matter is something one doesn't want the whole world to know, but a secret matter is something one doesn't want anybody to know. Privacy is the power to selectively reveal oneself to the world. </text:span></text:p>
            <text:p text:style-name="P2"><text:span text:style-name="T7"/></text:p>
            <text:p text:style-name="P3"><text:span text:style-name="T8">A Cypherpunk's Manifesto by Eric Hughes, 1993</text:span></text:p>
            <text:p text:style-name="P11"><text:soft-page-break/><text:span text:style-name="T8"/></text:p>
            <text:p text:style-name="P9"><text:span text:style-name="T8"/></text:p>
            <text:p text:style-name="P8"/>
          </table:table-cell>
          <table:table-cell table:style-name="Tabelle3.B1" office:value-type="string">
            <text:p text:style-name="P4"/>
            <text:p text:style-name="P4">6. Dezember 2012</text:p>
            <text:p text:style-name="P4">18:30 Uhr </text:p>
            <text:p text:style-name="P4">Fakultät Informatik (E07)</text:p>
            <text:p text:style-name="P5">Nöthnitzer Str. 46, Dresden</text:p>
            <text:p text:style-name="P14"/>
            <text:p text:style-name="P14">Was? <text:span text:style-name="T1">Diskussion und Workshops zu Kryptographie, Installation und Ausprobieren von u.a.: </text:span></text:p>
            <text:p text:style-name="P12"><text:tab/> &gt; Anonymes Surfen im Netz mit TOR </text:p>
            <text:p text:style-name="P12"><text:tab/> &gt; E-Mail-Verschlüsselung mit PGP und <text:s text:c="4"/></text:p>
            <text:p text:style-name="P17"><text:s text:c="3"/>Co.</text:p>
            <text:p text:style-name="P12"><text:tab/> &gt; Sichere Kommunikation, u.v.m.</text:p>
            <text:p text:style-name="P12"/>
            <text:p text:style-name="P14">Mitbringen?</text:p>
            <text:p text:style-name="P17">0. Neugierde und Interesse</text:p>
            <text:p text:style-name="P17">1. Laptop u.ä. (wenn vorhanden)</text:p>
            <text:p text:style-name="P17"><text:span text:style-name="T2"/></text:p>
            <text:p text:style-name="P15"><text:span text:style-name="T2">Wer?</text:span></text:p>
            <text:p text:style-name="P17">C3D2 [https://www.c3d2.de/] </text:p>
            <text:p text:style-name="P12"><text:tab/>FSR Informatik [https://www.ifsr.de/] </text:p>
            <text:p text:style-name="P15"><text:tab/><text:span text:style-name="T2">Du!</text:span></text:p>
            <text:p text:style-name="P15"><text:span text:style-name="T2"/></text:p>
            <text:p text:style-name="P16">Für wen? <text:span text:style-name="T1">Jeden mit Interesse an Kryptographie, sicherem und anonymem Datenverkehr. Egal, ob mit Vorkenntnissen oder nicht, kommt vorbei!</text:span></text:p>
            <text:p text:style-name="P16"><text:span text:style-name="T1"/></text:p>
            <text:p text:style-name="P16"><text:soft-page-break/><text:span text:style-name="T1"/></text:p>
          </table:table-cell>
        </table:table-row>
        <text:soft-page-break/>
        <table:table-row table:style-name="Tabelle3.2">
          <table:table-cell table:style-name="Tabelle3.A2" office:value-type="string">
            <text:p text:style-name="P6"/>
          </table:table-cell>
          <table:table-cell table:style-name="Tabelle3.B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Biselli</meta:initial-creator>
    <meta:creation-date>2012-11-08T11:05:57</meta:creation-date>
    <meta:document-statistic meta:table-count="1" meta:image-count="0" meta:object-count="0" meta:page-count="3" meta:paragraph-count="45" meta:word-count="238" meta:character-count="2251" meta:non-whitespace-character-count="2005"/>
    <dc:date>2012-11-08T11:37:22</dc:date>
    <dc:creator>Anna Biselli</dc:creator>
    <meta:editing-duration>PT32S</meta:editing-duration>
    <meta:editing-cycles>1</meta:editing-cycles>
    <meta:generator>LibreOffice/3.4$Unix LibreOffice_project/340m1$Build-402</meta:generator>
  </office:meta>
</office:document-meta>
</file>